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4cm"/>
    </style:style>
    <style:style style:name="co2" style:family="table-column">
      <style:table-column-properties fo:break-before="auto" style:column-width="9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4" style:family="table-cell" style:parent-style-name="Default" style:data-style-name="N107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13"/>
        <table:table-column table:style-name="co3" table:number-columns-repeated="58" table:default-cell-style-name="ce2"/>
        <table:table-row table:style-name="ro1">
          <table:table-cell table:style-name="ce1" office:value-type="string" calcext:value-type="string">
            <text:p>sensors_ball_seen_half_angle [-]</text:p>
          </table:table-cell>
          <table:table-cell table:style-name="ce3" office:value-type="string" calcext:value-type="string">
            <text:p>distance centre robot → centre balle [cm]</text:p>
          </table:table-cell>
          <table:table-cell table:style-name="ce3" office:value-type="string" calcext:value-type="string">
            <text:p>distance computed [epuck units]</text:p>
          </table:table-cell>
          <table:table-cell table:style-name="ce3"/>
          <table:table-cell table:style-name="ce3" office:value-type="string" calcext:value-type="string">
            <text:p>incertitudes [mm]</text:p>
          </table:table-cell>
          <table:table-cell table:style-name="ce8" office:value-type="string" calcext:value-type="string">
            <text:p>succès</text:p>
          </table:table-cell>
          <table:table-cell table:style-name="ce3" office:value-type="string" calcext:value-type="string">
            <text:p>info orientation</text:p>
          </table:table-cell>
          <table:table-cell table:number-columns-repeated="57"/>
        </table:table-row>
        <table:table-row table:style-name="ro1"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table:formula="of:=[.C2]*0.128/10" office:value-type="float" office:value="9.1904" calcext:value-type="float">
            <text:p>9.190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423" calcext:value-type="float">
            <text:p>4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formula="of:=[.C3]*0.128/10" office:value-type="float" office:value="8.96" calcext:value-type="float">
            <text:p>8.96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table:formula="of:=[.C4]*0.128/10" office:value-type="float" office:value="25.1264" calcext:value-type="float">
            <text:p>25.126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[.C5]*0.128/10" office:value-type="float" office:value="22.976" calcext:value-type="float">
            <text:p>22.976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6]*0.128/10" office:value-type="float" office:value="44.8384" calcext:value-type="float">
            <text:p>44.8384</text:p>
          </table:table-cell>
          <table:table-cell table:style-name="Default" office:value-type="float" office:value="7" calcext:value-type="float">
            <text:p>7</text:p>
          </table:table-cell>
          <table:table-cell table:style-name="ce9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28" calcext:value-type="float">
            <text:p>1228</text:p>
          </table:table-cell>
          <table:table-cell table:style-name="Default" table:formula="of:=[.C7]*0.128/10" office:value-type="float" office:value="15.7184" calcext:value-type="float">
            <text:p>15.71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57"/>
        </table:table-row>
        <table:table-row table:style-name="ro1"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table:formula="of:=[.C8]*0.128/10" office:value-type="float" office:value="22.4384" calcext:value-type="float">
            <text:p>22.43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059" calcext:value-type="float">
            <text:p>2059</text:p>
          </table:table-cell>
          <table:table-cell table:style-name="Default" table:formula="of:=[.C9]*0.128/10" office:value-type="float" office:value="26.3552" calcext:value-type="float">
            <text:p>26.3552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57"/>
        </table:table-row>
        <table:table-row table:style-name="ro1"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14" calcext:value-type="float">
            <text:p>1014</text:p>
          </table:table-cell>
          <table:table-cell table:style-name="Default" table:formula="of:=[.C10]*0.128/10" office:value-type="float" office:value="12.9792" calcext:value-type="float">
            <text:p>12.9792</text:p>
          </table:table-cell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57"/>
        </table:table-row>
        <table:table-row table:style-name="ro1">
          <table:table-cell table:style-name="Default" office:value-type="float" office:value="535" calcext:value-type="float">
            <text:p>53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56" calcext:value-type="float">
            <text:p>556</text:p>
          </table:table-cell>
          <table:table-cell table:style-name="Default" table:formula="of:=[.C11]*0.128/10" office:value-type="float" office:value="7.1168" calcext:value-type="float">
            <text:p>7.1168</text:p>
          </table:table-cell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Nord → Su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692" calcext:value-type="float">
            <text:p>1692</text:p>
          </table:table-cell>
          <table:table-cell table:style-name="Default" table:formula="of:=[.C12]*0.128/10" office:value-type="float" office:value="21.6576" calcext:value-type="float">
            <text:p>21.6576</text:p>
          </table:table-cell>
          <table:table-cell table:style-name="Default" office:value-type="float" office:value="4" calcext:value-type="float">
            <text:p>4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3]*0.128/10" office:value-type="float" office:value="44.8384" calcext:value-type="float">
            <text:p>44.83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4]*0.128/10" office:value-type="float" office:value="44.8384" calcext:value-type="float">
            <text:p>44.83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5]*0.128/10" office:value-type="float" office:value="44.8384" calcext:value-type="float">
            <text:p>44.83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6]*0.128/10" office:value-type="float" office:value="44.8384" calcext:value-type="float">
            <text:p>44.838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23" calcext:value-type="float">
            <text:p>1223</text:p>
          </table:table-cell>
          <table:table-cell table:style-name="Default" table:formula="of:=[.C17]*0.128/10" office:value-type="float" office:value="15.6544" calcext:value-type="float">
            <text:p>15.6544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90" calcext:value-type="float">
            <text:p>1390</text:p>
          </table:table-cell>
          <table:table-cell table:style-name="Default" table:formula="of:=[.C18]*0.128/10" office:value-type="float" office:value="17.792" calcext:value-type="float">
            <text:p>17.792</text:p>
          </table:table-cell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ce12"/>
          <table:table-cell table:number-columns-repeated="7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 table:number-rows-repeated="9">
          <table:table-cell table:number-columns-repeated="13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1:Feuille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 style:data-style-name="N2" text:time-value="15:48:00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31:08.135000000</meta:creation-date>
    <dc:date>2020-05-10T16:18:23.266000000</dc:date>
    <meta:editing-duration>PT1H19M31S</meta:editing-duration>
    <meta:editing-cycles>37</meta:editing-cycles>
    <meta:generator>LibreOffice/6.3.5.2$Windows_X86_64 LibreOffice_project/dd0751754f11728f69b42ee2af66670068624673</meta:generator>
    <meta:document-statistic meta:table-count="1" meta:cell-count="125" meta:object-count="0"/>
  </office:meta>
</office:document-meta>
</file>